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77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96.01pt" fo:break-before="auto" style:use-optimal-row-height="true"/>
    </style:style>
    <style:style style:name="ro2" style:family="table-row">
      <style:table-row-properties style:row-height="48.76pt" fo:break-before="auto" style:use-optimal-row-height="true"/>
    </style:style>
    <style:style style:name="ro3" style:family="table-row">
      <style:table-row-properties style:row-height="64.49pt" fo:break-before="auto" style:use-optimal-row-height="true"/>
    </style:style>
    <style:style style:name="ro4" style:family="table-row">
      <style:table-row-properties style:row-height="80.25pt" fo:break-before="auto" style:use-optimal-row-height="true"/>
    </style:style>
    <style:style style:name="ro5" style:family="table-row">
      <style:table-row-properties style:row-height="111.74pt" fo:break-before="auto" style:use-optimal-row-height="true"/>
    </style:style>
    <style:style style:name="ro6" style:family="table-row">
      <style:table-row-properties style:row-height="127.5pt" fo:break-before="auto" style:use-optimal-row-height="true"/>
    </style:style>
    <style:style style:name="ro7" style:family="table-row">
      <style:table-row-properties style:row-height="17.35pt" fo:break-before="auto" style:use-optimal-row-height="true"/>
    </style:style>
    <style:style style:name="ro8" style:family="table-row">
      <style:table-row-properties style:row-height="6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office:value-type="string" calcext:value-type="string">
            <text:p>alight</text:p>
          </table:table-cell>
          <table:table-cell/>
          <table:table-cell office:value-type="string" calcext:value-type="string">
            <text:p>1) горящий</text:p>
            <text:p>The car was set alight and pushed over a hill.</text:p>
            <text:p>2) сойти с транспорта</text:p>
            <text:p>She alighted from the train at 74th Stree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spasser</text:p>
          </table:table-cell>
          <table:table-cell office:value-type="string" calcext:value-type="string">
            <text:p>ˈtrespəsə</text:p>
          </table:table-cell>
          <table:table-cell office:value-type="string" calcext:value-type="string">
            <text:p>нарушитель (владения)</text:p>
            <text:p>Trespassers will be prosecuted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espass</text:p>
          </table:table-cell>
          <table:table-cell office:value-type="string" calcext:value-type="string">
            <text:p>ˈtrespəs</text:p>
          </table:table-cell>
          <table:table-cell office:value-type="string" calcext:value-type="string">
            <text:p> нарушать владение</text:p>
            <text:p>She was arrested for <text:span text:style-name="T1">trespassing on</text:span> government property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secute</text:p>
          </table:table-cell>
          <table:table-cell office:value-type="string" calcext:value-type="string">
            <text:p>ˈprɒsɪkjuːt</text:p>
          </table:table-cell>
          <table:table-cell office:value-type="string" calcext:value-type="string">
            <text:p>преследовать в судебном порядке</text:p>
            <text:p>Buxton is being <text:span text:style-name="T1">prosecuted for </text:span>assault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secution</text:p>
          </table:table-cell>
          <table:table-cell/>
          <table:table-cell office:value-type="string" calcext:value-type="string">
            <text:p>Судебное преследование</text:p>
            <text:p>Walters could face prosecution for his role in the robber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rɪˈfreɪn</text:p>
          </table:table-cell>
          <table:table-cell office:value-type="string" calcext:value-type="string">
            <text:p>воздержаться</text:p>
            <text:p>Please <text:span text:style-name="T1">refrain from</text:span> smoking in this area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uditorium</text:p>
          </table:table-cell>
          <table:table-cell office:value-type="string" calcext:value-type="string">
            <text:p>ˌɔːdəˈtɔːriəm</text:p>
          </table:table-cell>
          <table:table-cell office:value-type="string" calcext:value-type="string">
            <text:p>зрительный зал, лекторий</text:p>
            <text:p>We gathered in an auditorium and watched a videotap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nalty</text:p>
          </table:table-cell>
          <table:table-cell office:value-type="string" calcext:value-type="string">
            <text:p>ˈpenlti</text:p>
          </table:table-cell>
          <table:table-cell office:value-type="string" calcext:value-type="string">
            <text:p>наказание</text:p>
            <text:p>The <text:span text:style-name="T1">penalty for</text:span> a first offense is a fin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ccompany</text:p>
          </table:table-cell>
          <table:table-cell office:value-type="string" calcext:value-type="string">
            <text:p>əˈkʌmpəni</text:p>
          </table:table-cell>
          <table:table-cell office:value-type="string" calcext:value-type="string">
            <text:p>Сопровождать</text:p>
            <text:p>Wherever her husband went, she would <text:span text:style-name="T1">accompany him</text:span>.</text:p>
            <text:p>Children under 14 must be <text:span text:style-name="T1">accompanied by an adult</text:span>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or</text:p>
          </table:table-cell>
          <table:table-cell office:value-type="string" calcext:value-type="string">
            <text:p>'maɪnə</text:p>
          </table:table-cell>
          <table:table-cell office:value-type="string" calcext:value-type="string">
            <text:p>Несовершеннолетний</text:p>
            <text:p>This film contains material unsuitable for minors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rohibit</text:p>
          </table:table-cell>
          <table:table-cell office:value-type="string" calcext:value-type="string">
            <text:p>prəˈhɪbɪt</text:p>
          </table:table-cell>
          <table:table-cell office:value-type="string" calcext:value-type="string">
            <text:p>запрещать(официально)</text:p>
            <text:p>Smoking is strictly prohibited inside the factory.</text:p>
            <text:p>They are prohibited from revealing details about the candidate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hibition</text:p>
          </table:table-cell>
          <table:table-cell/>
          <table:table-cell office:value-type="string" calcext:value-type="string">
            <text:p>запрет</text:p>
            <text:p>the prohibition of the sale of firearm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orbid</text:p>
          </table:table-cell>
          <table:table-cell office:value-type="string" calcext:value-type="string">
            <text:p>fəˈbɪd</text:p>
          </table:table-cell>
          <table:table-cell office:value-type="string" calcext:value-type="string">
            <text:p>запрещать(строго)</text:p>
            <text:p>Women are forbidden from going out without a veil.</text:p>
            <text:p>He was forbidden to leave the house, as a punishmen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authorised</text:p>
          </table:table-cell>
          <table:table-cell office:value-type="string" calcext:value-type="string">
            <text:p>ʌnˈɔːθəraɪzd</text:p>
          </table:table-cell>
          <table:table-cell office:value-type="string" calcext:value-type="string">
            <text:p>несанкционированный</text:p>
            <text:p>the unauthorized use of government fun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pɜːsəˈnel </text:p>
          </table:table-cell>
          <table:table-cell office:value-type="string" calcext:value-type="string">
            <text:p>персонал</text:p>
            <text:p>doctors and other medical personn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показать, отображать</text:p>
            <text:p>shop windows displaying the latest fashions</text:p>
            <text:p>All the exam results will be displayed on the noticeboar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mount</text:p>
          </table:table-cell>
          <table:table-cell office:value-type="string" calcext:value-type="string">
            <text:p>dɪsˈmaʊnt</text:p>
          </table:table-cell>
          <table:table-cell office:value-type="string" calcext:value-type="string">
            <text:p>пешаться(с велосипеда, коня)</text:p>
            <text:p>Cyclists dismount her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ermit</text:p>
          </table:table-cell>
          <table:table-cell office:value-type="string" calcext:value-type="string">
            <text:p>pəˈmɪt</text:p>
          </table:table-cell>
          <table:table-cell office:value-type="string" calcext:value-type="string">
            <text:p>разрешать</text:p>
            <text:p>As a punishment, she was <text:span text:style-name="T1">not permitted to attend</text:span> any school activitie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herize</text:p>
          </table:table-cell>
          <table:table-cell office:value-type="string" calcext:value-type="string">
            <text:p>ˈɔːθəraɪz</text:p>
          </table:table-cell>
          <table:table-cell office:value-type="string" calcext:value-type="string">
            <text:p>Napoleon III <text:span text:style-name="T1">authorized </text:span>Haussmann <text:span text:style-name="T1">to rebuild </text:span>Paris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uthority </text:p>
          </table:table-cell>
          <table:table-cell office:value-type="string" calcext:value-type="string">
            <text:p>ɔːˈθɒrəti</text:p>
          </table:table-cell>
          <table:table-cell office:value-type="string" calcext:value-type="string">
            <text:p>1) официальная власть</text:p>
            <text:p>Only the president has the authority to declare war.</text:p>
            <text:p>2) official permission</text:p>
            <text:p>The attack took place under the authority of the UN Security Council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authorization</text:p>
          </table:table-cell>
          <table:table-cell office:value-type="string" calcext:value-type="string">
            <text:p>ɔːθəraɪˈzeɪʃən</text:p>
          </table:table-cell>
          <table:table-cell office:value-type="string" calcext:value-type="string">
            <text:p>Официальное разрешание</text:p>
            <text:p>Children may not leave the building without the authorization of the principal.</text:p>
            <text:p>You need special authorization to park he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maʊnt</text:p>
          </table:table-cell>
          <table:table-cell office:value-type="string" calcext:value-type="string">
            <text:p>сесть на </text:p>
            <text:p>He mounted his horse and rode o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abled</text:p>
          </table:table-cell>
          <table:table-cell office:value-type="string" calcext:value-type="string">
            <text:p>dɪsˈeɪbəld</text:p>
          </table:table-cell>
          <table:table-cell office:value-type="string" calcext:value-type="string">
            <text:p>инвалид</text:p>
            <text:p>a support group for parents of disabled childr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learance</text:p>
          </table:table-cell>
          <table:table-cell office:value-type="string" calcext:value-type="string">
            <text:p>ˈklɪərəns</text:p>
          </table:table-cell>
          <table:table-cell office:value-type="string" calcext:value-type="string">
            <text:p>Разрешение</text:p>
            <text:p>She’ll race if she gets medical clearance from her doctor.</text:p>
            <text:p/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cle</text:p>
          </table:table-cell>
          <table:table-cell/>
          <table:table-cell office:value-type="string" calcext:value-type="string">
            <text:p>1) цикл</text:p>
            <text:p>Sometimes the only way to break the cycle of violence in the home is for the wife to leave.</text:p>
            <text:p>2) bicycle, motorcycle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learance sale</text:p>
          </table:table-cell>
          <table:table-cell/>
          <table:table-cell office:value-type="string" calcext:value-type="string">
            <text:p>распродажа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ulip</text:p>
          </table:table-cell>
          <table:table-cell office:value-type="string" calcext:value-type="string">
            <text:p>tjuːlɪp</text:p>
          </table:table-cell>
          <table:table-cell office:value-type="string" calcext:value-type="string">
            <text:p>Red tulips could continue this color scheme in spring, red salvias in summer.</text:p>
          </table:table-cell>
          <table:table-cell table:number-columns-repeated="1021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23:49:25.891755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1DT11H44M25S</meta:editing-duration>
    <meta:editing-cycles>10</meta:editing-cycles>
    <meta:generator>LibreOffice/6.0.7.3$Linux_X86_64 LibreOffice_project/00m0$Build-3</meta:generator>
    <dc:date>2021-11-04T12:14:33.658882149</dc:date>
    <meta:document-statistic meta:table-count="1" meta:cell-count="75" meta:object-count="0"/>
    <meta:template xlink:type="simple" xlink:actuate="onRequest" xlink:title="vocabularyUnit" xlink:href="../../../../Templates/vocabularyUnit.ots" meta:date="2021-07-23T23:09:37.744245147"/>
  </office:meta>
</office:document-meta>
</file>